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A8BFE7267DC0DA1A5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7688c4"/>
    </style:style>
    <style:style style:name="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7688c4"/>
    </style:style>
    <style:style style:name="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paragraph-rsid="007688c4" style:font-size-asian="8pt" style:font-size-complex="8pt"/>
    </style:style>
    <style:style style:name="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paragraph-rsid="007688c4" style:font-size-asian="8pt" style:font-size-complex="8pt"/>
    </style:style>
    <style:style style:name="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7688c4"/>
    </style:style>
    <style:style style:name="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9" style:family="paragraph" style:parent-style-name="Standard">
      <style:text-properties fo:font-size="6pt" officeooo:paragraph-rsid="007688c4" style:font-size-asian="5.25pt" style:font-size-complex="6pt"/>
    </style:style>
    <style:style style:name="P10" style:family="paragraph" style:parent-style-name="Text_20_body">
      <style:text-properties officeooo:rsid="0036d62d" officeooo:paragraph-rsid="0036d62d"/>
    </style:style>
    <style:style style:name="P11" style:family="paragraph" style:parent-style-name="Text_20_body">
      <style:text-properties officeooo:rsid="0036d62d" officeooo:paragraph-rsid="0038970b"/>
    </style:style>
    <style:style style:name="P12" style:family="paragraph" style:parent-style-name="Text_20_body">
      <style:text-properties officeooo:paragraph-rsid="0038970b"/>
    </style:style>
    <style:style style:name="P13" style:family="paragraph" style:parent-style-name="Text_20_body">
      <style:text-properties officeooo:rsid="00518f12" officeooo:paragraph-rsid="00518f12"/>
    </style:style>
    <style:style style:name="P14" style:family="paragraph" style:parent-style-name="Text_20_body">
      <style:text-properties officeooo:rsid="00518f12" officeooo:paragraph-rsid="0059e56f"/>
    </style:style>
    <style:style style:name="P15" style:family="paragraph" style:parent-style-name="Text_20_body">
      <style:paragraph-properties fo:text-align="start" style:justify-single-word="false"/>
      <style:text-properties officeooo:rsid="00518f12" officeooo:paragraph-rsid="006f6845"/>
    </style:style>
    <style:style style:name="P16" style:family="paragraph" style:parent-style-name="Text_20_body">
      <style:text-properties officeooo:rsid="00518f12" officeooo:paragraph-rsid="006f6845"/>
    </style:style>
    <style:style style:name="P17" style:family="paragraph" style:parent-style-name="Text_20_body">
      <style:text-properties officeooo:paragraph-rsid="00568664"/>
    </style:style>
    <style:style style:name="P18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20" style:family="paragraph" style:parent-style-name="Text_20_body">
      <style:text-properties officeooo:rsid="007f7019" officeooo:paragraph-rsid="0059173f"/>
    </style:style>
    <style:style style:name="P21" style:family="paragraph" style:parent-style-name="Text_20_body">
      <style:paragraph-properties fo:text-align="start" style:justify-single-word="false"/>
      <style:text-properties officeooo:rsid="007f7019" officeooo:paragraph-rsid="0063e9a7"/>
    </style:style>
    <style:style style:name="P22" style:family="paragraph" style:parent-style-name="Text_20_body">
      <style:text-properties officeooo:rsid="007f7019" officeooo:paragraph-rsid="0063e9a7"/>
    </style:style>
    <style:style style:name="P23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24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25" style:family="paragraph" style:parent-style-name="Text_20_body">
      <style:paragraph-properties fo:text-align="start" style:justify-single-word="false"/>
      <style:text-properties officeooo:rsid="00884979" officeooo:paragraph-rsid="0063e9a7"/>
    </style:style>
    <style:style style:name="P26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27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7d60a4" officeooo:paragraph-rsid="0063597f"/>
    </style:style>
    <style:style style:name="P29" style:family="paragraph" style:parent-style-name="Text_20_body">
      <style:paragraph-properties fo:text-align="start" style:justify-single-word="false"/>
      <style:text-properties officeooo:rsid="007d60a4" officeooo:paragraph-rsid="0063e9a7"/>
    </style:style>
    <style:style style:name="P30" style:family="paragraph" style:parent-style-name="Text_20_body">
      <style:paragraph-properties fo:text-align="start" style:justify-single-word="false"/>
      <style:text-properties officeooo:rsid="007d60a4" officeooo:paragraph-rsid="0071b911"/>
    </style:style>
    <style:style style:name="P31" style:family="paragraph" style:parent-style-name="Text_20_body">
      <style:paragraph-properties fo:text-align="start" style:justify-single-word="false"/>
      <style:text-properties officeooo:rsid="007e9a9b" officeooo:paragraph-rsid="0063e9a7"/>
    </style:style>
    <style:style style:name="P32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33" style:family="paragraph" style:parent-style-name="Text_20_body">
      <style:paragraph-properties fo:text-align="start" style:justify-single-word="false"/>
      <style:text-properties officeooo:rsid="0086d34c" officeooo:paragraph-rsid="0063e9a7"/>
    </style:style>
    <style:style style:name="P34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35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36" style:family="paragraph" style:parent-style-name="Text_20_body">
      <style:text-properties officeooo:paragraph-rsid="0059173f"/>
    </style:style>
    <style:style style:name="P37" style:family="paragraph" style:parent-style-name="Text_20_body">
      <style:text-properties officeooo:rsid="00914ff6" officeooo:paragraph-rsid="0059173f"/>
    </style:style>
    <style:style style:name="P38" style:family="paragraph" style:parent-style-name="Text_20_body">
      <style:paragraph-properties fo:text-align="start" style:justify-single-word="false"/>
      <style:text-properties officeooo:rsid="00679aa0" officeooo:paragraph-rsid="0063e9a7"/>
    </style:style>
    <style:style style:name="P39" style:family="paragraph" style:parent-style-name="Text_20_body">
      <style:text-properties officeooo:rsid="00679aa0" officeooo:paragraph-rsid="0063e9a7"/>
    </style:style>
    <style:style style:name="P40" style:family="paragraph" style:parent-style-name="Text_20_body">
      <style:text-properties officeooo:paragraph-rsid="0063e9a7"/>
    </style:style>
    <style:style style:name="P41" style:family="paragraph" style:parent-style-name="Text_20_body">
      <style:text-properties officeooo:paragraph-rsid="00646959"/>
    </style:style>
    <style:style style:name="P42" style:family="paragraph" style:parent-style-name="Text_20_body">
      <style:text-properties officeooo:paragraph-rsid="006a19e7"/>
    </style:style>
    <style:style style:name="P43" style:family="paragraph" style:parent-style-name="Text_20_body">
      <style:text-properties officeooo:rsid="007ba53c" officeooo:paragraph-rsid="006f6845"/>
    </style:style>
    <style:style style:name="P44" style:family="paragraph" style:parent-style-name="Text_20_body">
      <style:text-properties officeooo:paragraph-rsid="006f6845"/>
    </style:style>
    <style:style style:name="P45" style:family="paragraph" style:parent-style-name="Text_20_body">
      <style:text-properties officeooo:rsid="007056c0" officeooo:paragraph-rsid="007056c0"/>
    </style:style>
    <style:style style:name="P46" style:family="paragraph" style:parent-style-name="Text_20_body">
      <style:paragraph-properties fo:text-align="start" style:justify-single-word="false"/>
      <style:text-properties officeooo:rsid="007056c0" officeooo:paragraph-rsid="007056c0"/>
    </style:style>
    <style:style style:name="P47" style:family="paragraph" style:parent-style-name="Text_20_body">
      <style:text-properties officeooo:rsid="0071b911" officeooo:paragraph-rsid="0071b911"/>
    </style:style>
    <style:style style:name="P48" style:family="paragraph" style:parent-style-name="Text_20_body">
      <style:paragraph-properties fo:break-before="page"/>
      <style:text-properties officeooo:rsid="0038970b" officeooo:paragraph-rsid="0060e4f2"/>
    </style:style>
    <style:style style:name="P49" style:family="paragraph" style:parent-style-name="Text_20_body" style:master-page-name="Standard">
      <style:paragraph-properties style:page-number="auto"/>
      <style:text-properties officeooo:paragraph-rsid="0063e9a7"/>
    </style:style>
    <style:style style:name="P50" style:family="paragraph" style:parent-style-name="Text_20_body">
      <style:paragraph-properties fo:text-align="start" style:justify-single-word="false"/>
      <style:text-properties officeooo:rsid="00518f12" officeooo:paragraph-rsid="007892b7"/>
    </style:style>
    <style:style style:name="P51" style:family="paragraph" style:parent-style-name="Text_20_body">
      <style:text-properties officeooo:paragraph-rsid="007892b7"/>
    </style:style>
    <style:style style:name="P52" style:family="paragraph" style:parent-style-name="Heading_20_2">
      <style:text-properties officeooo:rsid="0060e4f2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break-before="page"/>
      <style:text-properties officeooo:rsid="0060e4f2"/>
    </style:style>
    <style:style style:name="P55" style:family="paragraph" style:parent-style-name="Heading_20_1" style:master-page-name="First_20_Page">
      <style:paragraph-properties style:page-number="auto"/>
      <style:text-properties officeooo:rsid="0060e4f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0e4f2" style:font-weight-asian="bold" style:font-weight-complex="bold"/>
    </style:style>
    <style:style style:name="T4" style:family="text">
      <style:text-properties style:font-name="Fira Sans1" fo:font-size="8pt" fo:language="en" fo:country="US" style:font-size-asian="8pt" style:font-size-complex="8pt"/>
    </style:style>
    <style:style style:name="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T6" style:family="text">
      <style:text-properties style:font-name="Fira Sans1" fo:font-size="8pt" style:font-size-asian="8pt" style:font-size-complex="8pt"/>
    </style:style>
    <style:style style:name="T7" style:family="text">
      <style:text-properties style:font-name="Fira Sans1" fo:font-size="8pt" fo:font-weight="bold" style:font-size-asian="8pt" style:font-weight-asian="bold" style:font-size-complex="8pt"/>
    </style:style>
    <style:style style:name="T8" style:family="text">
      <style:text-properties officeooo:rsid="00518f12"/>
    </style:style>
    <style:style style:name="T9" style:family="text">
      <style:text-properties officeooo:rsid="00568664"/>
    </style:style>
    <style:style style:name="T10" style:family="text">
      <style:text-properties officeooo:rsid="0059da7d"/>
    </style:style>
    <style:style style:name="T11" style:family="text">
      <style:text-properties officeooo:rsid="008e0bb8"/>
    </style:style>
    <style:style style:name="T12" style:family="text">
      <style:text-properties officeooo:rsid="005f371a"/>
    </style:style>
    <style:style style:name="T13" style:family="text">
      <style:text-properties officeooo:rsid="0066816f"/>
    </style:style>
    <style:style style:name="T14" style:family="text">
      <style:text-properties officeooo:rsid="0093ac86"/>
    </style:style>
    <style:style style:name="T15" style:family="text">
      <style:text-properties officeooo:rsid="008b03c6"/>
    </style:style>
    <style:style style:name="T16" style:family="text">
      <style:text-properties officeooo:rsid="005dc898"/>
    </style:style>
    <style:style style:name="T17" style:family="text">
      <style:text-properties officeooo:rsid="008a1f90"/>
    </style:style>
    <style:style style:name="T18" style:family="text">
      <style:text-properties officeooo:rsid="00701332"/>
    </style:style>
    <style:style style:name="T19" style:family="text">
      <style:text-properties officeooo:rsid="0079f24b"/>
    </style:style>
    <style:style style:name="T20" style:family="text">
      <style:text-properties officeooo:rsid="009bb19f"/>
    </style:style>
    <style:style style:name="T21" style:family="text">
      <style:text-properties officeooo:rsid="005c226f"/>
    </style:style>
    <style:style style:name="T22" style:family="text">
      <style:text-properties officeooo:rsid="005f133e"/>
    </style:style>
    <style:style style:name="T23" style:family="text">
      <style:text-properties officeooo:rsid="0071f134"/>
    </style:style>
    <style:style style:name="T24" style:family="text">
      <style:text-properties officeooo:rsid="0059e56f"/>
    </style:style>
    <style:style style:name="T25" style:family="text">
      <style:text-properties officeooo:rsid="0060e4f2"/>
    </style:style>
    <style:style style:name="T26" style:family="text">
      <style:text-properties officeooo:rsid="0063597f"/>
    </style:style>
    <style:style style:name="T27" style:family="text">
      <style:text-properties officeooo:rsid="006a5e6a"/>
    </style:style>
    <style:style style:name="T28" style:family="text">
      <style:text-properties officeooo:rsid="0068cc68"/>
    </style:style>
    <style:style style:name="T29" style:family="text">
      <style:text-properties officeooo:rsid="007f7019"/>
    </style:style>
    <style:style style:name="T30" style:family="text">
      <style:text-properties officeooo:rsid="00679aa0"/>
    </style:style>
    <style:style style:name="T31" style:family="text">
      <style:text-properties officeooo:rsid="00660871"/>
    </style:style>
    <style:style style:name="T32" style:family="text">
      <style:text-properties officeooo:rsid="0060e590"/>
    </style:style>
    <style:style style:name="T33" style:family="text">
      <style:text-properties officeooo:rsid="006a19e7"/>
    </style:style>
    <style:style style:name="T34" style:family="text">
      <style:text-properties officeooo:rsid="007ba53c"/>
    </style:style>
    <style:style style:name="T35" style:family="text">
      <style:text-properties officeooo:rsid="007bfbf6"/>
    </style:style>
    <style:style style:name="T36" style:family="text">
      <style:text-properties officeooo:rsid="00722294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>Ημερήσια αναφορά συνδρομικής επιτήρησης σε κέντρα φιλοξενίας προσφύγων/μεταναστών</text:h>
      <text:h text:style-name="Heading_20_2" text:outline-level="2">Ημερομηνία: \Sexpr{tgtdatef} </text:h>
      <text:p text:style-name="Text_20_body">Στην αναφορά αυτή παρουσιάζουμε συνοπτικά τα αποτελέσματα της επιτήρησης συνδρόμων που δηλώνονται στο ΚΕΕΛΠΝΟ από τα σημεία υγειονομικής περίθαλψης σε κέντρα φιλοξενίας προσφύγων και μεταναστών. Η αναφορά αυτή περιλαμβάνει δεδομένα που αναφέρθηκαν στις \Sexpr{tgtdatef1} από \Sexpr{Ncamps1} κέντρα (επί συνόλου \Sexpr{nrow(camps)}, ποσοστό συμμετοχής \Sexpr{round(100*Ncamps1/nrow(camps))}%). Εβδομαδιαία δεδομένα δηλώθηκαν από \Sexpr{Ncamps7} κέντρα (ποσοστό συμμετοχής \Sexpr{round(100*Ncamps7/nrow(camps))}%). Τα δεδομένα που παρουσιάζονται εδώ περιλαμβάνουν δηλώσεις που παρελήφθησαν μέχρι τις 1:00 μμ της σημερινής ημέρας. Όλα τα στοιχεία είναι προσωρινά και μπορεί να μεταβληθούν τις επόμενες ημέρες. </text:p>
      <text:h text:style-name="P52" text:outline-level="2">Συνολικά δεδομένα από όλα τα κέντρα.</text:h>
      <text:p text:style-name="Text_20_body"><text:span text:style-name="T3">Πίνακας 1</text:span><text:span text:style-name="T2">: </text:span><text:span text:style-name="T25">Δεδομένα ανά σύνδρομο από όλα τα κέντρα</text:span>, \Sexpr{format(tgtdate-1, "%d-%m-%Y")}</text:p>
      <text:p text:style-name="Text_20_body">&lt;&lt;Table1, echo=FALSE, results=xml&gt;&gt;=</text:p>
      <text:p text:style-name="P45">options("OutDec"=",")</text:p>
      <text:p text:style-name="P43">tb1 &lt;- makeTable1(lang)</text:p>
      <text:p text:style-name="P15">tb<text:span text:style-name="T34">1</text:span>Styles &lt;- tableStyles(<text:span text:style-name="T34">tb1</text:span>, useRowNames=FALSE, header=colnames(<text:span text:style-name="T34">tb1</text:span>))</text:p>
      <text:p text:style-name="P16">tb<text:span text:style-name="T34">1</text:span>Styles$header[tb<text:span text:style-name="T34">1</text:span>Styles$header=="MyCenteredNormal"] &lt;- "MyCenteredSmall"</text:p>
      <text:p text:style-name="P16">tb1Styles$text[tb1Styles$text=="MyCenteredNormal"] &lt;- "MyCenteredSmall"</text:p>
      <text:p text:style-name="P44">odfTable(<text:span text:style-name="T35">tb1</text:span>, useRowNames=FALSE, styles=t<text:span text:style-name="T8">b1S</text:span>tyles)</text:p>
      <text:p text:style-name="P44">@</text:p>
      <text:p text:style-name="P49">&lt;&lt;diag<text:span text:style-name="T27">s1</text:span>, echo = FALSE, results = xml&gt;&gt;=</text:p>
      <text:p text:style-name="P45">options("OutDec"=".")</text:p>
      <text:p text:style-name="P25">odfPageBreak()</text:p>
      <text:p text:style-name="P39">for (j in 1:13) {</text:p>
      <text:p text:style-name="P22">styles &lt;- getStyles()</text:p>
      <text:p text:style-name="P22">styles$paragraph &lt;- "My<text:span text:style-name="T28">Header</text:span>"</text:p>
      <text:p text:style-name="P22">setStyles(styles)</text:p>
      <text:p text:style-name="P31">cat(odfCat(sprintf(<text:span text:style-name="T29">"%s. %s"</text:span>, <text:span text:style-name="T30">j</text:span>, syndroDesc[<text:span text:style-name="T30">j</text:span>, lang])))</text:p>
      <text:p text:style-name="P22">styles &lt;- getStyles()</text:p>
      <text:p text:style-name="P22">styles$paragraph &lt;- "MyNormal"</text:p>
      <text:p text:style-name="P22">setStyles(styles)</text:p>
      <text:p text:style-name="P31">cat(odfCat(sprintf(alDayLabels[1, lang], <text:span text:style-name="T30">j</text:span>, syndroDesc[<text:span text:style-name="T30">j</text:span>, lang])))</text:p>
      <text:p text:style-name="P29"><text:span text:style-name="T31">cairo_ps</text:span>(<text:span text:style-name="T30">sprintf("fits%s.ps", j)</text:span>, width=<text:span text:style-name="T31">9.5</text:span>, height=<text:span text:style-name="T31">5.5</text:span>, <text:span text:style-name="T31">pointsize=12</text:span>)</text:p>
      <text:p text:style-name="P30">plotOne(fits[[<text:span text:style-name="T30">j</text:span>]], <text:span text:style-name="T32">lang=lang, stoptgt=TRUE</text:span>)</text:p>
      <text:p text:style-name="P29">dev.off()</text:p>
      <text:p text:style-name="P29"><text:span text:style-name="T18">cat(</text:span>odfInsertPlot(<text:span text:style-name="T30">sprintf("fits%s.ps", j)</text:span>, height=3.8, width=3.8*3800/2200, <text:span text:style-name="T19">externalFile=TRUE))</text:span></text:p>
      <text:p text:style-name="P33">file.remove(<text:span text:style-name="T30">sprintf("fits%s.ps", j)</text:span>)</text:p>
      <text:p text:style-name="P25"><text:span text:style-name="T14">if (j %% 2 == 0) cat(as.character(</text:span>odfPageBreak()<text:span text:style-name="T15">))</text:span></text:p>
      <text:p text:style-name="P38">}</text:p>
      <text:p text:style-name="P22">styles &lt;- getStyles()</text:p>
      <text:p text:style-name="P22">styles$paragraph &lt;- "My<text:span text:style-name="T27">CenteredNormal</text:span>"</text:p>
      <text:p text:style-name="P21">setStyles(styles)</text:p>
      <text:p text:style-name="P40">@</text:p>
      <text:h text:style-name="P54" text:outline-level="2">Αναφορά των ειδοποιήσεων που εντοπίστηκαν</text:h>
      <text:p text:style-name="P10"><text:span text:style-name="T3">Πίνακας </text:span><text:span text:style-name="T2">2: </text:span><text:span text:style-name="T25">Ειδοποιήσεις της ημέρας, από το σύνολο των κέντρων και από κάθε κέντρο ξεχωριστά.</text:span></text:p>
      <text:p text:style-name="Text_20_body"/>
      <text:p text:style-name="Text_20_body">&lt;&lt;Table2a, echo=FALSE, results=xml&gt;&gt;=</text:p>
      <text:p text:style-name="P45">options("OutDec"=",")</text:p>
      <text:p text:style-name="Text_20_body">if (nrow(table2a)&gt;0) {</text:p>
      <text:p text:style-name="P42"><text:tab/>odfTable(<text:span text:style-name="T33">formatTableA(table2a, lang)</text:span>, useRowNames=FALSE)</text:p>
      <text:p text:style-name="Text_20_body">} else {</text:p>
      <text:p text:style-name="Text_20_body"><text:tab/>odfCat(<text:span text:style-name="T9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50">tb2bStyles &lt;- tableStyles(<text:span text:style-name="T33">formatTableB(table2b, lang)</text:span>, useRowNames=FALSE, header=colnames(<text:span text:style-name="T33">formatTableB(table2b, lang)</text:span>))</text:p>
      <text:p text:style-name="P14">tb2bStyles$header[tb2bStyles$header=="MyCenteredNormal"] &lt;- "MyCenteredSmall"</text:p>
      <text:p text:style-name="P14">tb2bStyles$text[tb2bStyles$text=="MyCenteredNormal"] &lt;- "MyCenteredSmall"</text:p>
      <text:p text:style-name="P51">odfTable(<text:span text:style-name="T33">formatTableB(table2b, lang)</text:span>, useRowNames=FALSE, styles=t<text:span text:style-name="T8">b2bS</text:span>tyles)</text:p>
      <text:p text:style-name="Text_20_body">} else {</text:p>
      <text:p text:style-name="P17"><text:tab/>odfCat(<text:span text:style-name="T9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18"/>
      <text:p text:style-name="P48"><text:span text:style-name="T3">Πίνακας</text:span><text:span text:style-name="T2"> 3: </text:span><text:span text:style-name="T25">Ειδοποιήσεις των τελευταίων 7 ημερών, από το σύνολο των κέντρων και από κάθε κέντρο ξεχωριστά.</text:span></text:p>
      <text:p text:style-name="P12"/>
      <text:p text:style-name="Text_20_body">&lt;&lt;Table3a, echo=FALSE, results=xml&gt;&gt;=</text:p>
      <text:p text:style-name="Text_20_body">if (nrow(table3a)&gt;0) {</text:p>
      <text:p text:style-name="P51">odfTable(<text:span text:style-name="T33">formatTableA(table3a, lang)</text:span>, useRowNames=FALSE)</text:p>
      <text:p text:style-name="Text_20_body">} else {</text:p>
      <text:p text:style-name="P17"><text:tab/>odfCat(<text:span text:style-name="T9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50">tb3bStyles &lt;- tableStyles(<text:span text:style-name="T24">formatTableB(table3b, lang)</text:span>, useRowNames=FALSE, header=colnames(<text:span text:style-name="T24">formatTableB(table3b, lang)</text:span>))</text:p>
      <text:p text:style-name="P13">tb3bStyles$header[tb3bStyles$header=="MyCenteredNormal"] &lt;- "MyCenteredSmall"</text:p>
      <text:p text:style-name="P13">tb3bStyles$text[tb3bStyles$text=="MyCenteredNormal"] &lt;- "MyCenteredSmall"</text:p>
      <text:p text:style-name="P51">odfTable<text:span text:style-name="T24">(formatTableB(table3b, lang)</text:span>, useRowNames=FALSE, styles=t<text:span text:style-name="T8">b3bS</text:span>tyles)</text:p>
      <text:p text:style-name="Text_20_body">} else {</text:p>
      <text:p text:style-name="P17"><text:tab/>odfCat(<text:span text:style-name="T9">noAlertMsg[4, lang]</text:span>)</text:p>
      <text:p text:style-name="Text_20_body">}</text:p>
      <text:p text:style-name="Text_20_body">@</text:p>
      <text:p text:style-name="Text_20_body"/>
      <text:p text:style-name="P11"/>
      <text:h text:style-name="P53" text:outline-level="2"><text:span text:style-name="T25">Ειδοποιήσεις τις ημέρας</text:span>: <text:span text:style-name="T25">διαγράμματα</text:span></text:h>
      <text:p text:style-name="P36">&lt;&lt;<text:span text:style-name="T10">dayalerts</text:span>, echo = FALSE, results = xml&gt;&gt;=</text:p>
      <text:p text:style-name="P19">if (nrow(table2a)+nrow(table2b)==0) {</text:p>
      <text:p text:style-name="P41"><text:span text:style-name="T11">cat(</text:span>odfCat(<text:span text:style-name="T9">noAlertMsg[5, lang]</text:span>)<text:span text:style-name="T11">)</text:span></text:p>
      <text:p text:style-name="P19">} else {</text:p>
      <text:p text:style-name="P20"/>
      <text:p text:style-name="P20">styles &lt;- getStyles()</text:p>
      <text:p text:style-name="P20">styles$paragraph &lt;- "MyNormal"</text:p>
      <text:p text:style-name="P20">setStyles(styles)</text:p>
      <text:p text:style-name="P23">cnt &lt;- <text:span text:style-name="T12">13</text:span></text:p>
      <text:p text:style-name="P19"/>
      <text:p text:style-name="P46">options("OutDec"=".")</text:p>
      <text:p text:style-name="P19">if (nrow(table2b)&gt;0) { for (i in 1:nrow(table2b)<text:span text:style-name="T13">)</text:span> {</text:p>
      <text:p text:style-name="P24"><text:span text:style-name="T14">if (cnt&gt;13) cat(as.character(</text:span>odfPageBreak()<text:span text:style-name="T15">))</text:span></text:p>
      <text:p text:style-name="P26">cnt &lt;- cnt + 1</text:p>
      <text:p text:style-name="P19"><text:span text:style-name="T16">syndro &lt;- </text:span>table2b[i,<text:span text:style-name="T16">"</text:span>syndro<text:span text:style-name="T16">"</text:span>]; <text:span text:style-name="T16">camp &lt;- table2b[i,"camp"]</text:span></text:p>
      <text:p text:style-name="P19"><text:span text:style-name="T16">fname &lt;- </text:span>sprintf(<text:span text:style-name="T16">"</text:span>fitAl-%<text:span text:style-name="T16">s</text:span>-%s<text:span text:style-name="T16">.png", camp, </text:span>syndro)</text:p>
      <text:p text:style-name="P27">png(<text:span text:style-name="T16">fname</text:span>, width=380<text:span text:style-name="T17">0</text:span>, height=22<text:span text:style-name="T17">0</text:span>0, res=<text:span text:style-name="T17">40</text:span>0)</text:p>
      <text:p text:style-name="P30">plotOne(fits<text:span text:style-name="T22">D[[camp]]</text:span>[[<text:span text:style-name="T16">syndro</text:span>]]<text:span text:style-name="T26">, lang=lang, stoptgt=TRUE</text:span>)</text:p>
      <text:p text:style-name="P27">dev.off()</text:p>
      <text:p text:style-name="P35">cat(odfCat(sprintf(alDayLabels[2, lang], cnt, syndroDesc[<text:span text:style-name="T36">syndro</text:span>, lang], camp, camps[match(camp, camps$codecamp), lang])))</text:p>
      <text:p text:style-name="P27"><text:span text:style-name="T23">cat(</text:span>odfInsertPlot(<text:span text:style-name="T16">fname</text:span>, height=3.8, width=3.8*3800/2200, <text:span text:style-name="T19">externalFile=TRUE))</text:span></text:p>
      <text:p text:style-name="P32">file.remove(fname)</text:p>
      <text:p text:style-name="P34">if (syndro&lt;=5) {</text:p>
      <text:p text:style-name="P19"><text:span text:style-name="T16">fname &lt;- </text:span>sprintf(<text:span text:style-name="T16">"ages</text:span>Al-%<text:span text:style-name="T16">s</text:span>-%s<text:span text:style-name="T16">.png", camp, </text:span>syndro)</text:p>
      <text:p text:style-name="P27">png(<text:span text:style-name="T16">fname</text:span>, width=380<text:span text:style-name="T17">0</text:span>, height=22<text:span text:style-name="T17">0</text:span>0, res=<text:span text:style-name="T17">40</text:span>0)</text:p>
      <text:p text:style-name="P28">plot<text:span text:style-name="T20">Ages</text:span>(<text:span text:style-name="T16">syndro, camp, lang=lang</text:span>)</text:p>
      <text:p text:style-name="P27">dev.off()</text:p>
      <text:p text:style-name="P27"><text:span text:style-name="T18">cat(</text:span>odfInsertPlot(<text:span text:style-name="T16">fname</text:span>, height=3.8, width=3.8*3800/2200, <text:span text:style-name="T19">externalFile=TRUE))</text:span></text:p>
      <text:p text:style-name="P32">file.remove(fname)</text:p>
      <text:p text:style-name="P34">}<text:span text:style-name="T21">}}</text:span></text:p>
      <text:p text:style-name="P36"><text:soft-page-break/></text:p>
      <text:p text:style-name="P37">}</text:p>
      <text:p text:style-name="P36">@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Πίνακας10" style:family="table">
      <style:table-properties style:width="17.2cm" fo:margin-top="0cm" fo:margin-bottom="0cm" table:align="center" style:writing-mode="lr-tb"/>
    </style:style>
    <style:style style:name="Πίνακας10.A" style:family="table-column">
      <style:table-column-properties style:column-width="0.984cm"/>
    </style:style>
    <style:style style:name="Πίνακας10.B" style:family="table-column">
      <style:table-column-properties style:column-width="7.595cm"/>
    </style:style>
    <style:style style:name="Πίνακας10.C" style:family="table-column">
      <style:table-column-properties style:column-width="5.704cm"/>
    </style:style>
    <style:style style:name="Πίνακας10.D" style:family="table-column">
      <style:table-column-properties style:column-width="2.916cm"/>
    </style:style>
    <style:style style:name="Πίνακας10.1" style:family="table-row">
      <style:table-row-properties style:min-row-height="1.099cm" fo:keep-together="auto"/>
    </style:style>
    <style:style style:name="Πίνακας10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Πίνακας10.B1" style:family="table-cell">
      <style:table-cell-properties style:vertical-align="middle" fo:background-color="transparent" fo:padding-left="0.199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Πίνακας10.C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Πίνακας10.D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MP1" style:family="paragraph" style:parent-style-name="Header">
      <style:text-properties officeooo:paragraph-rsid="007688c4"/>
    </style:style>
    <style:style style:name="M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7688c4"/>
    </style:style>
    <style:style style:name="M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paragraph-rsid="007688c4" style:font-size-asian="8pt" style:font-size-complex="8pt"/>
    </style:style>
    <style:style style:name="M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paragraph-rsid="007688c4" style:font-size-asian="8pt" style:font-size-complex="8pt"/>
    </style:style>
    <style:style style:name="M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7688c4"/>
    </style:style>
    <style:style style:name="M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9" style:family="paragraph" style:parent-style-name="Standard">
      <style:text-properties fo:font-size="6pt" officeooo:paragraph-rsid="007688c4" style:font-size-asian="5.25pt" style:font-size-complex="6pt"/>
    </style:style>
    <style:style style:name="MT1" style:family="text">
      <style:text-properties fo:font-weight="bold" style:font-weight-asian="bold"/>
    </style:style>
    <style:style style:name="MT2" style:family="text">
      <style:text-properties style:font-name="Fira Sans1" fo:font-size="8pt" fo:language="en" fo:country="US" style:font-size-asian="8pt" style:font-size-complex="8pt"/>
    </style:style>
    <style:style style:name="MT3" style:family="text">
      <style:text-properties style:font-name="Fira Sans1" fo:font-size="8pt" style:font-size-asian="8pt" style:font-size-complex="8pt"/>
    </style:style>
    <style:style style:name="MT4" style:family="text">
      <style:text-properties style:font-name="Fira Sans1" fo:font-size="8pt" fo:font-weight="bold" style:font-size-asian="8pt" style:font-weight-asian="bold" style:font-size-complex="8pt"/>
    </style:style>
    <style:style style:name="M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able:table table:name="Πίνακας10" table:style-name="Πίνακας10">
          <table:table-column table:style-name="Πίνακας10.A"/>
          <table:table-column table:style-name="Πίνακας10.B"/>
          <table:table-column table:style-name="Πίνακας10.C"/>
          <table:table-column table:style-name="Πίνακας10.D"/>
          <table:table-row table:style-name="Πίνακας10.1">
            <table:table-cell table:style-name="Πίνακας10.A1" office:value-type="string">
              <text:p text:style-name="MP2"><draw:frame draw:style-name="Mfr1" draw:name="Εικόνα 1" text:anchor-type="as-char" svg:y="-0.728cm" svg:width="0.938cm" svg:height="0.728cm" draw:z-index="0"><draw:image xlink:href="Pictures/10000201000000F2000000A8BFE7267DC0DA1A59.png" xlink:type="simple" xlink:show="embed" xlink:actuate="onLoad"/></draw:frame></text:p>
            </table:table-cell>
            <table:table-cell table:style-name="Πίνακας10.B1" office:value-type="string">
              <text:p text:style-name="MP3">ΥΠΟΥΡΓΕΙΟ ΥΓΕΙΑΣ</text:p>
              <text:p text:style-name="MP4">Κέντρο Ελέγχου και Πρόληψης Νοσημάτων (ΚΕΕΛΠΝΟ)</text:p>
              <text:p text:style-name="MP5">Τμήμα Επιδημιολογικής Επιτήρησης και Παρέμβασης</text:p>
            </table:table-cell>
            <table:table-cell table:style-name="Πίνακας10.C1" office:value-type="string">
              <text:p text:style-name="MP6">Για επικοινωνία: </text:p>
              <text:p text:style-name="MP6">Τηλ:<text:span text:style-name="MT1"> 210 5212 054, <text:s/></text:span>Φαξ:<text:span text:style-name="MT1"> 210 8818 868</text:span></text:p>
              <text:p text:style-name="MP7"><text:span text:style-name="MT2">E</text:span><text:span text:style-name="MT3">-</text:span><text:span text:style-name="MT2">mail</text:span><text:span text:style-name="MT3">:</text:span><text:span text:style-name="MT4"> </text:span><text:a xlink:type="simple" xlink:href="mailto:epid@keelpno.gr" text:style-name="Internet_20_link" text:visited-style-name="Visited_20_Internet_20_Link"><text:span text:style-name="MT5">epid</text:span></text:a><text:a xlink:type="simple" xlink:href="mailto:epid@keelpno.gr" text:style-name="Internet_20_link" text:visited-style-name="Visited_20_Internet_20_Link"><text:span text:style-name="MT4">@</text:span></text:a><text:a xlink:type="simple" xlink:href="mailto:epid@keelpno.gr" text:style-name="Internet_20_link" text:visited-style-name="Visited_20_Internet_20_Link"><text:span text:style-name="MT5">keelpno</text:span></text:a><text:a xlink:type="simple" xlink:href="mailto:epid@keelpno.gr" text:style-name="Internet_20_link" text:visited-style-name="Visited_20_Internet_20_Link"><text:span text:style-name="MT4">.</text:span></text:a><text:a xlink:type="simple" xlink:href="mailto:epid@keelpno.gr" text:style-name="Internet_20_link" text:visited-style-name="Visited_20_Internet_20_Link"><text:span text:style-name="MT5">gr</text:span></text:a></text:p>
            </table:table-cell>
            <table:table-cell table:style-name="Πίνακας10.D1" office:value-type="string">
              <text:p text:style-name="MP8">(Επιδημιολογική επιτήρηση βάσει</text:p>
              <text:p text:style-name="MP8">του Ν. 3370/2005)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07T16:31:02.284242576</dc:date>
    <dc:creator>Theodore Lytras</dc:creator>
    <meta:editing-duration>PT4H7M55S</meta:editing-duration>
    <meta:editing-cycles>85</meta:editing-cycles>
    <meta:generator>LibreOffice/5.1.4.2$Linux_X86_64 LibreOffice_project/10m0$Build-2</meta:generator>
    <meta:document-statistic meta:table-count="1" meta:image-count="1" meta:object-count="0" meta:page-count="6" meta:paragraph-count="114" meta:word-count="463" meta:character-count="4748" meta:non-whitespace-character-count="4389"/>
  </office:meta>
</office:document-meta>
</file>